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gradient" draw:fill-gradient-name="Gradient_20_2" draw:opacity="50%" draw:textarea-horizontal-align="justify" draw:textarea-vertical-align="middle" draw:auto-grow-height="false" fo:min-height="2.226cm" fo:min-width="1.976cm" draw:shadow-opacity="50%"/>
    </style:style>
    <style:style style:name="gr2" style:family="graphic" style:parent-style-name="standard">
      <style:graphic-properties draw:stroke="none" draw:fill="solid" draw:fill-color="#0066cc" draw:opacity="50%" draw:textarea-horizontal-align="justify" draw:textarea-vertical-align="middle" draw:auto-grow-height="false" fo:min-height="0cm" fo:min-width="0cm" draw:shadow-opacity="5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measure" style:list-style-name="L1">
      <style:graphic-properties draw:textarea-vertical-align="middle" draw:fit-to-size="false" draw:line-distance="1.7cm"/>
    </style:style>
    <style:style style:name="gr5" style:family="graphic" style:parent-style-name="measure" style:list-style-name="L1">
      <style:graphic-properties draw:textarea-vertical-align="middle" draw:line-distance="0.5cm"/>
    </style:style>
    <style:style style:name="gr6" style:family="graphic" style:parent-style-name="measure" style:list-style-name="L1">
      <style:graphic-properties draw:textarea-vertical-align="middle" draw:fit-to-size="false" draw:line-distance="1.7cm"/>
    </style:style>
    <style:style style:name="gr7" style:family="graphic" style:parent-style-name="measure" style:list-style-name="L1">
      <style:graphic-properties draw:textarea-vertical-align="middle" draw:line-distance="0.5cm"/>
    </style:style>
    <style:style style:name="gr8" style:family="graphic" style:parent-style-name="objectwithoutfill">
      <style:graphic-properties draw:marker-end="Arrow" draw:marker-end-width="0.1cm" draw:fill="none" draw:textarea-vertical-align="middle"/>
    </style:style>
    <style:style style:name="gr9" style:family="graphic" style:parent-style-name="objectwithoutfill">
      <style:graphic-properties draw:marker-end="Arrow" draw:marker-end-width="0.1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gradient" draw:fill-gradient-name="Gradient_20_2" draw:opacity="50%"/>
      <style:paragraph-properties fo:text-align="center"/>
    </style:style>
    <style:style style:name="P2" style:family="paragraph">
      <loext:graphic-properties draw:fill="solid" draw:fill-color="#0066cc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.5cm" svg:x="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2.93cm" svg:y="5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3.435cm" svg:y="5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2.927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28cm" svg:height="0.128cm" svg:x="3.435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1cm" svg:y="6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6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8cm" svg:y="7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6cm" svg:y="7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1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6cm" svg:y="5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28cm" svg:y="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6cm" svg:y="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1cm" svg:y="6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6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28cm" svg:y="7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6cm" svg:y="7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1cm" svg:y="7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6cm" svg:y="7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8cm" svg:y="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6cm" svg:y="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9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2cm" svg:y="7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29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29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1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6cm" svg:y="5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28cm" svg:y="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6cm" svg:y="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2cm" svg:y="6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6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29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2cm" svg:y="5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29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7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2cm" svg:y="6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7cm" svg:y="6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29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7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1cm" svg:y="7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6cm" svg:y="7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28cm" svg:y="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6cm" svg:y="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29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2cm" svg:y="7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29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7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2cm" svg:y="8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29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7cm" svg:y="9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1cm" svg:y="9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6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8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6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2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3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3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9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4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5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1cm" svg:y="5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6cm" svg:y="5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28cm" svg:y="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6cm" svg:y="6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2cm" svg:y="6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6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29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2cm" svg:y="5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29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2cm" svg:y="6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6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29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2cm" svg:y="7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29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3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8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3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7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3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2cm" svg:y="5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29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3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6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5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6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7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2cm" svg:y="7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29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3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7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8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9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1cm" svg:y="9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6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28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6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2cm" svg:y="1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29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7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6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7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2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29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10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9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9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0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0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2cm" svg:y="11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29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7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8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9.93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0.128cm" svg:height="0.128cm" svg:x="10.438cm" svg:y="13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7cm" svg:y1="6cm" svg:x2="10.8cm" svg:y2="6cm">
          <text:p/>
        </draw:line>
        <draw:line draw:style-name="gr3" draw:text-style-name="P3" draw:layer="layout" svg:x1="2.7cm" svg:y1="6.5cm" svg:x2="10.8cm" svg:y2="6.5cm">
          <text:p/>
        </draw:line>
        <draw:line draw:style-name="gr3" draw:text-style-name="P3" draw:layer="layout" svg:x1="2.7cm" svg:y1="7cm" svg:x2="10.8cm" svg:y2="7cm">
          <text:p/>
        </draw:line>
        <draw:line draw:style-name="gr3" draw:text-style-name="P3" draw:layer="layout" svg:x1="2.705cm" svg:y1="7.5cm" svg:x2="10.805cm" svg:y2="7.5cm">
          <text:p/>
        </draw:line>
        <draw:line draw:style-name="gr3" draw:text-style-name="P3" draw:layer="layout" svg:x1="2.704cm" svg:y1="8.006cm" svg:x2="10.804cm" svg:y2="8.006cm">
          <text:p/>
        </draw:line>
        <draw:line draw:style-name="gr3" draw:text-style-name="P3" draw:layer="layout" svg:x1="2.704cm" svg:y1="8.506cm" svg:x2="10.804cm" svg:y2="8.506cm">
          <text:p/>
        </draw:line>
        <draw:line draw:style-name="gr3" draw:text-style-name="P3" draw:layer="layout" svg:x1="2.704cm" svg:y1="9.006cm" svg:x2="10.804cm" svg:y2="9.006cm">
          <text:p/>
        </draw:line>
        <draw:line draw:style-name="gr3" draw:text-style-name="P3" draw:layer="layout" svg:x1="2.709cm" svg:y1="9.506cm" svg:x2="10.809cm" svg:y2="9.506cm">
          <text:p/>
        </draw:line>
        <draw:line draw:style-name="gr3" draw:text-style-name="P3" draw:layer="layout" svg:x1="2.692cm" svg:y1="9.998cm" svg:x2="10.792cm" svg:y2="9.998cm">
          <text:p/>
        </draw:line>
        <draw:line draw:style-name="gr3" draw:text-style-name="P3" draw:layer="layout" svg:x1="2.692cm" svg:y1="10.498cm" svg:x2="10.792cm" svg:y2="10.498cm">
          <text:p/>
        </draw:line>
        <draw:line draw:style-name="gr3" draw:text-style-name="P3" draw:layer="layout" svg:x1="2.692cm" svg:y1="10.998cm" svg:x2="10.792cm" svg:y2="10.998cm">
          <text:p/>
        </draw:line>
        <draw:line draw:style-name="gr3" draw:text-style-name="P3" draw:layer="layout" svg:x1="2.697cm" svg:y1="11.498cm" svg:x2="10.797cm" svg:y2="11.498cm">
          <text:p/>
        </draw:line>
        <draw:line draw:style-name="gr3" draw:text-style-name="P3" draw:layer="layout" svg:x1="2.696cm" svg:y1="11.998cm" svg:x2="10.796cm" svg:y2="11.998cm">
          <text:p/>
        </draw:line>
        <draw:line draw:style-name="gr3" draw:text-style-name="P3" draw:layer="layout" svg:x1="2.696cm" svg:y1="12.498cm" svg:x2="10.796cm" svg:y2="12.498cm">
          <text:p/>
        </draw:line>
        <draw:line draw:style-name="gr3" draw:text-style-name="P3" draw:layer="layout" svg:x1="2.696cm" svg:y1="12.998cm" svg:x2="10.796cm" svg:y2="12.998cm">
          <text:p/>
        </draw:line>
        <draw:line draw:style-name="gr3" draw:text-style-name="P3" draw:layer="layout" svg:x1="2.701cm" svg:y1="13.498cm" svg:x2="10.801cm" svg:y2="13.498cm">
          <text:p/>
        </draw:line>
        <draw:line draw:style-name="gr3" draw:text-style-name="P3" draw:layer="layout" svg:x1="2.992cm" svg:y1="5.8cm" svg:x2="2.992cm" svg:y2="13.8cm">
          <text:p/>
        </draw:line>
        <draw:line draw:style-name="gr3" draw:text-style-name="P3" draw:layer="layout" svg:x1="3.492cm" svg:y1="5.8cm" svg:x2="3.492cm" svg:y2="13.8cm">
          <text:p/>
        </draw:line>
        <draw:line draw:style-name="gr3" draw:text-style-name="P3" draw:layer="layout" svg:x1="3.992cm" svg:y1="5.8cm" svg:x2="3.992cm" svg:y2="13.8cm">
          <text:p/>
        </draw:line>
        <draw:line draw:style-name="gr3" draw:text-style-name="P3" draw:layer="layout" svg:x1="4.5cm" svg:y1="5.8cm" svg:x2="4.5cm" svg:y2="13.8cm">
          <text:p/>
        </draw:line>
        <draw:line draw:style-name="gr3" draw:text-style-name="P3" draw:layer="layout" svg:x1="4.99cm" svg:y1="5.8cm" svg:x2="4.99cm" svg:y2="13.8cm">
          <text:p/>
        </draw:line>
        <draw:line draw:style-name="gr3" draw:text-style-name="P3" draw:layer="layout" svg:x1="5.49cm" svg:y1="5.8cm" svg:x2="5.49cm" svg:y2="13.8cm">
          <text:p/>
        </draw:line>
        <draw:line draw:style-name="gr3" draw:text-style-name="P3" draw:layer="layout" svg:x1="5.99cm" svg:y1="5.8cm" svg:x2="5.99cm" svg:y2="13.8cm">
          <text:p/>
        </draw:line>
        <draw:line draw:style-name="gr3" draw:text-style-name="P3" draw:layer="layout" svg:x1="6.498cm" svg:y1="5.8cm" svg:x2="6.498cm" svg:y2="13.8cm">
          <text:p/>
        </draw:line>
        <draw:line draw:style-name="gr3" draw:text-style-name="P3" draw:layer="layout" svg:x1="6.99cm" svg:y1="5.8cm" svg:x2="6.99cm" svg:y2="13.8cm">
          <text:p/>
        </draw:line>
        <draw:line draw:style-name="gr3" draw:text-style-name="P3" draw:layer="layout" svg:x1="7.49cm" svg:y1="5.8cm" svg:x2="7.49cm" svg:y2="13.8cm">
          <text:p/>
        </draw:line>
        <draw:line draw:style-name="gr3" draw:text-style-name="P3" draw:layer="layout" svg:x1="7.99cm" svg:y1="5.8cm" svg:x2="7.99cm" svg:y2="13.8cm">
          <text:p/>
        </draw:line>
        <draw:line draw:style-name="gr3" draw:text-style-name="P3" draw:layer="layout" svg:x1="8.498cm" svg:y1="5.8cm" svg:x2="8.498cm" svg:y2="13.8cm">
          <text:p/>
        </draw:line>
        <draw:line draw:style-name="gr3" draw:text-style-name="P3" draw:layer="layout" svg:x1="8.99cm" svg:y1="5.8cm" svg:x2="8.99cm" svg:y2="13.8cm">
          <text:p/>
        </draw:line>
        <draw:line draw:style-name="gr3" draw:text-style-name="P3" draw:layer="layout" svg:x1="9.49cm" svg:y1="5.8cm" svg:x2="9.49cm" svg:y2="13.8cm">
          <text:p/>
        </draw:line>
        <draw:line draw:style-name="gr3" draw:text-style-name="P3" draw:layer="layout" svg:x1="9.99cm" svg:y1="5.8cm" svg:x2="9.99cm" svg:y2="13.8cm">
          <text:p/>
        </draw:line>
        <draw:line draw:style-name="gr3" draw:text-style-name="P3" draw:layer="layout" svg:x1="10.498cm" svg:y1="5.8cm" svg:x2="10.498cm" svg:y2="13.8cm">
          <text:p/>
        </draw:line>
        <draw:measure draw:style-name="gr4" draw:text-style-name="P4" draw:layer="measurelines" svg:x1="10.9cm" svg:y1="6cm" svg:x2="10.9cm" svg:y2="13.5cm">
          <text:p text:style-name="P4"><text:span text:style-name="T1">iNumNodesY, sFModelLengthY</text:span></text:p>
        </draw:measure>
        <draw:measure draw:style-name="gr5" draw:text-style-name="P4" draw:layer="measurelines" svg:x1="11cm" svg:y1="8cm" svg:x2="11cm" svg:y2="11.5cm">
          <text:p text:style-name="P4"><text:span text:style-name="T1">iRedNodesY</text:span></text:p>
        </draw:measure>
        <draw:measure draw:style-name="gr6" draw:text-style-name="P4" draw:layer="layout" svg:x1="10.5cm" svg:y1="13.8cm" svg:x2="3cm" svg:y2="13.8cm">
          <text:p text:style-name="P4"><text:span text:style-name="T1">iNumNodesX, sFModelLengthX</text:span></text:p>
        </draw:measure>
        <draw:measure draw:style-name="gr7" draw:text-style-name="P4" draw:layer="layout" svg:x1="8.5cm" svg:y1="13.9cm" svg:x2="5cm" svg:y2="13.9cm">
          <text:p text:style-name="P4"><text:span text:style-name="T1">iRedNodesX</text:span></text:p>
        </draw:measure>
        <draw:line draw:style-name="gr8" draw:text-style-name="P3" draw:layer="layout" svg:x1="1.746cm" svg:y1="13.5cm" svg:x2="1.746cm" svg:y2="12.9cm">
          <text:p/>
        </draw:line>
        <draw:line draw:style-name="gr9" draw:text-style-name="P3" draw:layer="layout" svg:x1="1.746cm" svg:y1="13.5cm" svg:x2="2.246cm" svg:y2="13.5cm">
          <text:p/>
        </draw:line>
        <draw:frame draw:style-name="gr10" draw:text-style-name="P6" draw:layer="layout" svg:width="0.646cm" svg:height="0.573cm" svg:x="1.946cm" svg:y="13.327cm">
          <draw:text-box>
            <text:p text:style-name="P5"><text:span text:style-name="T2">x</text:span></text:p>
          </draw:text-box>
        </draw:frame>
        <draw:frame draw:style-name="gr10" draw:text-style-name="P6" draw:layer="layout" svg:width="0.646cm" svg:height="0.573cm" svg:x="1.3cm" svg:y="12.6cm">
          <draw:text-box>
            <text:p text:style-name="P5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radial" draw:cx="50%" draw:cy="50%" draw:start-color="#ffffff" draw:end-color="#c5000b" draw:start-intensity="100%" draw:end-intensity="100%" draw:border="3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2:25:44.340077506</meta:creation-date>
    <dc:date>2016-04-12T22:24:12.168245444</dc:date>
    <meta:editing-duration>PT33M37S</meta:editing-duration>
    <meta:editing-cycles>7</meta:editing-cycles>
    <meta:generator>LibreOffice/5.0.5.2$Linux_X86_64 LibreOffice_project/00m0$Build-2</meta:generator>
    <meta:document-statistic meta:object-count="297"/>
  </office:meta>
</office:document-meta>
</file>